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10000015500C0B498A68F34F9.png" manifest:media-type="image/png"/>
  <manifest:file-entry manifest:full-path="Pictures/10001B9700001C3A000023423E1E621D606ECD4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6.9cm" svg:height="9.025cm" svg:x="0.13cm" svg:y="0cm">
          <draw:image xlink:href="Pictures/10001B9700001C3A000023423E1E621D606ECD4B.svg" xlink:type="simple" xlink:show="embed" xlink:actuate="onLoad" loext:mime-type="image/svg+xml">
            <text:p/>
          </draw:image>
          <draw:image xlink:href="Pictures/10000201000001110000015500C0B498A68F34F9.png" xlink:type="simple" xlink:show="embed" xlink:actuate="onLoad" loext:mime-type="image/png"/>
        </draw:frame>
        <draw:frame draw:style-name="gr2" draw:text-style-name="P3" draw:layer="layout" svg:width="1.3cm" svg:height="0.878cm" svg:x="4.73cm" svg:y="3.83cm">
          <draw:text-box>
            <text:p text:style-name="P2">S1</text:p>
          </draw:text-box>
        </draw:frame>
        <draw:frame draw:style-name="gr2" draw:text-style-name="P3" draw:layer="layout" svg:width="1.3cm" svg:height="0.878cm" svg:x="5.596cm" svg:y="2.152cm">
          <draw:text-box>
            <text:p text:style-name="P2">S0</text:p>
          </draw:text-box>
        </draw:frame>
        <draw:frame draw:style-name="gr2" draw:text-style-name="P3" draw:layer="layout" svg:width="1.3cm" svg:height="0.878cm" svg:x="3.93cm" svg:y="0.73cm">
          <draw:text-box>
            <text:p text:style-name="P2">S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3cm" fo:margin-bottom="0.33cm" fo:margin-left="0.33cm" fo:margin-right="0.33cm" fo:page-width="7.226cm" fo:page-height="9.0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06T15:36:01.885801150</dc:date>
    <meta:editing-duration>PT4M50S</meta:editing-duration>
    <meta:editing-cycles>1</meta:editing-cycles>
    <meta:document-statistic meta:object-count="4"/>
    <meta:generator>LibreOffice/6.2.8.2$Linux_X86_64 LibreOffice_project/20$Build-2</meta:generator>
  </office:meta>
</office:document-meta>
</file>